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1853" officeooo:paragraph-rsid="0017185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171853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0cf8" officeooo:paragraph-rsid="00170cf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1853" officeooo:paragraph-rsid="00171853" style:font-size-asian="12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71853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70cf8" style:font-size-asian="12pt" style:font-weight-asian="normal" style:font-size-complex="12pt" style:font-weight-complex="normal"/>
    </style:style>
    <style:style style:name="T3" style:family="text">
      <style:text-properties officeooo:rsid="00171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P</text:span>RACTICA ACCESO A DATOS</text:p>
      <text:p text:style-name="P1"/>
      <text:p text:style-name="P2"><text:span text:style-name="T1">Aquí esta el enlace a GitHub donde he subido las practica d</text:span><text:span text:style-name="T2">e Acceso a Datos:</text:span></text:p>
      <text:p text:style-name="P1">https://github.com/ManuelRevuelto/Practica1Marcos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7:06:05.439000000</meta:creation-date>
    <dc:date>2020-12-17T17:09:38.495000000</dc:date>
    <meta:editing-duration>PT1M38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3" meta:word-count="20" meta:character-count="150" meta:non-whitespace-character-count="133"/>
  </office:meta>
</office:document-meta>
</file>